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840" officeooo:paragraph-rsid="001e6840"/>
    </style:style>
    <style:style style:name="P2" style:family="paragraph" style:parent-style-name="Standard">
      <style:text-properties officeooo:rsid="001f5d1b" officeooo:paragraph-rsid="001f5d1b"/>
    </style:style>
    <style:style style:name="P3" style:family="paragraph" style:parent-style-name="Standard">
      <style:text-properties officeooo:rsid="00213472" officeooo:paragraph-rsid="00213472"/>
    </style:style>
    <style:style style:name="P4" style:family="paragraph" style:parent-style-name="Standard" style:list-style-name="L1">
      <style:text-properties officeooo:rsid="00213472" officeooo:paragraph-rsid="00213472"/>
    </style:style>
    <style:style style:name="P5" style:family="paragraph" style:parent-style-name="Standard">
      <style:text-properties officeooo:rsid="00213472" officeooo:paragraph-rsid="0022a551"/>
    </style:style>
    <style:style style:name="P6" style:family="paragraph" style:parent-style-name="Standard">
      <style:text-properties officeooo:rsid="00213472" officeooo:paragraph-rsid="002370a5"/>
    </style:style>
    <style:style style:name="P7" style:family="paragraph" style:parent-style-name="Standard">
      <style:text-properties officeooo:rsid="002370a5" officeooo:paragraph-rsid="002370a5"/>
    </style:style>
    <style:style style:name="T1" style:family="text">
      <style:text-properties officeooo:rsid="001f5d1b"/>
    </style:style>
    <style:style style:name="T2" style:family="text">
      <style:text-properties officeooo:rsid="0021347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2a551"/>
    </style:style>
    <style:style style:name="T5" style:family="text">
      <style:text-properties officeooo:rsid="002370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ara obtener recursos <text:span text:style-name="T1">económicos.</text:span></text:p>
      <text:p text:style-name="P1"/>
      <text:p text:style-name="P1">2. <text:span text:style-name="T1">Porque se pagan los intereses solo cuando se disponga el dinero y solo por la cantidad dispuesta en el tiempo dispuesto. Sirven para hacer frente a faltas de liquidez.</text:span></text:p>
      <text:p text:style-name="P1"/>
      <text:p text:style-name="P2">3. Porque aporta un valor añadido, tales como la experiencia y los contactos.</text:p>
      <text:p text:style-name="P2"/>
      <text:p text:style-name="P2">4. Recurrir a alguna sociedad de garantía reciproca.</text:p>
      <text:p text:style-name="P2"/>
      <text:p text:style-name="P2">5. Business angels es un persona física <text:span text:style-name="T2">que cuenta </text:span>con un valor añadido aparte de la aportación del dinero, en cambio, el SRC es una empresa que solo aporta dinero.</text:p>
      <text:p text:style-name="P2"/>
      <text:p text:style-name="P3">6.</text:p>
      <text:list xml:id="list3458569362" text:style-name="L1">
        <text:list-item>
          <text:p text:style-name="P4">Viabilidad del proyecto empresarial.</text:p>
        </text:list-item>
        <text:list-item>
          <text:p text:style-name="P4">Incorporación de nuevas tecnologías.</text:p>
        </text:list-item>
        <text:list-item>
          <text:p text:style-name="P4">Adoptar medidas de protección y mejora del medioambiente.</text:p>
        </text:list-item>
        <text:list-item>
          <text:p text:style-name="P4">Creación de empleo.</text:p>
        </text:list-item>
        <text:list-item>
          <text:p text:style-name="P4">Que el proyecto empresarial esté incluido dentro de los sectores considerados como yacimientos de empleo.</text:p>
        </text:list-item>
        <text:list-item>
          <text:p text:style-name="P4">Pertenecer a determinados colectivos.</text:p>
        </text:list-item>
      </text:list>
      <text:p text:style-name="P3"/>
      <text:p text:style-name="P3">7. Hacer un plan de gastos e inversiones iniciales.</text:p>
      <text:p text:style-name="P3"/>
      <text:p text:style-name="P3">8. Cuando quiero pedir un préstamo y necesito que alguien me avale.</text:p>
      <text:p text:style-name="P3"/>
      <text:p text:style-name="P3">9. Acudiría al <text:span text:style-name="T3">Leasing</text:span>.</text:p>
      <text:p text:style-name="P3"/>
      <text:p text:style-name="P3">10. Un crédito porque...</text:p>
      <text:p text:style-name="P3"/>
      <text:p text:style-name="P5">11.</text:p>
      <text:p text:style-name="P5"><text:span text:style-name="T4">a) F No hay desajuste.</text:span></text:p>
      <text:p text:style-name="P5"><text:span text:style-name="T4">b) F Solo ingresos y gastos.</text:span></text:p>
      <text:p text:style-name="P5"><text:span text:style-name="T4">c) F Solo forma parte del balance.</text:span></text:p>
      <text:p text:style-name="P5"><text:span text:style-name="T4">d) F La liquidez solo la estudia el plan de tesorería.</text:span></text:p>
      <text:p text:style-name="P5"><text:span text:style-name="T4">e) F Estudia las dos cosas.</text:span></text:p>
      <text:p text:style-name="P6"><text:span text:style-name="T4">f) V</text:span></text:p>
      <text:p text:style-name="P6"/>
      <text:p text:style-name="P6"><text:span text:style-name="T5">12. Solo los 900€ que se han gastado.</text:span></text:p>
      <text:p text:style-name="P6"/>
      <text:p text:style-name="P7">13. No se imputa como gasto. Esos 700€ de fianza te lo devuelven .</text:p>
      <text:p text:style-name="P7"/>
      <text:p text:style-name="P7">14. En el activo no corriente, tiene que ir con la amortiz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2-12T08:59:22.235551336</meta:creation-date>
    <dc:date>2020-02-12T09:41:48.803770107</dc:date>
    <dc:creator>I103-02 </dc:creator>
    <meta:editing-duration>PT11M58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26" meta:word-count="232" meta:character-count="1301" meta:non-whitespace-character-count="1101"/>
  </office:meta>
</office:document-meta>
</file>